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1.2811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name-asian="WenQuanYi Zen Hei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4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eting with snehal</text:p>
          </table:table-cell>
          <table:table-cell table:style-name="ce6" office:value-type="float" office:value="0.3">
            <text:p>0.30</text:p>
          </table:table-cell>
          <table:table-cell table:style-name="ce11" office:value-type="string">
            <text:p>meeting about new enhancement</text:p>
          </table:table-cell>
          <table:table-cell table:style-name="ce15"/>
          <table:table-cell table:style-name="ce17"/>
          <table:table-cell table:number-columns-repeated="1019"/>
        </table:table-row>
        <table:table-row table:style-name="ro2">
          <table:table-cell table:style-name="ce2" office:value-type="string">
            <text:p>Approch doc and test case for Bug 4571</text:p>
          </table:table-cell>
          <table:table-cell table:style-name="ce6" office:value-type="float" office:value="1">
            <text:p>1.00</text:p>
          </table:table-cell>
          <table:table-cell table:style-name="ce11" office:value-type="string">
            <text:p>analyze the problem and created test case for the enhancement for all the three instance of dashgo also updated the <text:s/>test case after sheerish had reviewed it.</text:p>
          </table:table-cell>
          <table:table-cell table:style-name="ce15" office:value-type="string">
            <text:p>complete</text:p>
          </table:table-cell>
          <table:table-cell table:style-name="ce17"/>
          <table:table-cell table:style-name="ce19" table:number-columns-repeated="1019"/>
        </table:table-row>
        <table:table-row table:style-name="ro3">
          <table:table-cell table:style-name="ce2" office:value-type="string">
            <text:p>Development of Bug 4371</text:p>
          </table:table-cell>
          <table:table-cell table:style-name="ce6" office:value-type="float" office:value="3">
            <text:p>3.00</text:p>
          </table:table-cell>
          <table:table-cell table:style-name="ce11" office:value-type="string">
            <text:p>Fixed bug for all the three instance and committed it to cross vc and committed it to DIY server for NEW UI</text:p>
          </table:table-cell>
          <table:table-cell table:style-name="ce15" office:value-type="string">
            <text:p>complete</text:p>
          </table:table-cell>
          <table:table-cell table:style-name="ce17"/>
          <table:table-cell table:style-name="ce19" table:number-columns-repeated="1019"/>
        </table:table-row>
        <table:table-row table:style-name="ro4">
          <table:table-cell table:style-name="ce2" office:value-type="string">
            <text:p>Bug 4523/4497/4492</text:p>
          </table:table-cell>
          <table:table-cell table:style-name="ce6" office:value-type="float" office:value="2.3">
            <text:p>2.30</text:p>
          </table:table-cell>
          <table:table-cell table:style-name="ce11" office:value-type="string">
            <text:p>fixed all these bugs and comitted it to DIY server,Bug 4523 was having a conflict with post method so was creating issue for tabs (Admin)</text:p>
          </table:table-cell>
          <table:table-cell table:style-name="ce15" office:value-type="string">
            <text:p>complete</text:p>
          </table:table-cell>
          <table:table-cell table:style-name="ce17"/>
          <table:table-cell table:style-name="ce20"/>
          <table:table-cell table:style-name="ce19" table:number-columns-repeated="1018"/>
        </table:table-row>
        <table:table-row table:style-name="ro5">
          <table:table-cell table:style-name="ce2" office:value-type="string">
            <text:p>Update and Verified on DIY </text:p>
          </table:table-cell>
          <table:table-cell table:style-name="ce6" office:value-type="float" office:value="1.3">
            <text:p>1.30</text:p>
          </table:table-cell>
          <table:table-cell table:style-name="ce12" office:value-type="string">
            <text:p>Created a report test case for bug 4371 and 4523 after testing on DIY server and submit report to snehal <text:s/>and verified bugs 4492 and 4497</text:p>
          </table:table-cell>
          <table:table-cell table:style-name="ce15" office:value-type="string">
            <text:p>complete</text:p>
          </table:table-cell>
          <table:table-cell table:style-name="ce17"/>
          <table:table-cell table:style-name="ce20"/>
          <table:table-cell table:style-name="ce19" table:number-columns-repeated="1018"/>
        </table:table-row>
        <table:table-row table:style-name="ro6">
          <table:table-cell table:style-name="ce3"/>
          <table:table-cell table:style-name="ce7"/>
          <table:table-cell table:style-name="ce13"/>
          <table:table-cell table:style-name="ce16"/>
          <table:table-cell table:style-name="ce18"/>
          <table:table-cell table:style-name="ce21" table:number-columns-repeated="1019"/>
        </table:table-row>
        <table:table-row table:style-name="ro7">
          <table:table-cell table:style-name="ce3"/>
          <table:table-cell table:style-name="ce7"/>
          <table:table-cell table:style-name="ce13"/>
          <table:table-cell table:style-name="ce16"/>
          <table:table-cell table:style-name="ce18"/>
          <table:table-cell table:number-columns-repeated="1019"/>
        </table:table-row>
        <table:table-row table:style-name="ro8">
          <table:table-cell table:style-name="ce4" table:number-columns-repeated="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 table:number-rows-repeated="1048563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0">01/30/2012</text:date>, <text:time>20:0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1-30T20:09:05</dc:date>
    <meta:editing-cycles>237</meta:editing-cycles>
    <meta:editing-duration>P25DT17H16M43S</meta:editing-duration>
    <meta:generator>BrOffice.org/3.3$Linux OpenOffice.org_project/330m20$Build-9567</meta:generator>
    <meta:document-statistic meta:table-count="1" meta:cell-count="24" meta:object-count="0"/>
  </office:meta>
</office:document-meta>
</file>